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2D9B4AD4C47EF914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 style:master-page-name="Standard">
      <style:table-properties style:width="15.302cm" fo:margin-left="-0.058cm" fo:margin-top="0cm" fo:margin-bottom="0cm" style:page-number="auto" table:align="left" style:writing-mode="lr-tb"/>
    </style:style>
    <style:style style:name="Tabela1.A" style:family="table-column">
      <style:table-column-properties style:column-width="1.3cm"/>
    </style:style>
    <style:style style:name="Tabela1.B" style:family="table-column">
      <style:table-column-properties style:column-width="1.99cm"/>
    </style:style>
    <style:style style:name="Tabela1.C" style:family="table-column">
      <style:table-column-properties style:column-width="4.27cm"/>
    </style:style>
    <style:style style:name="Tabela1.D" style:family="table-column">
      <style:table-column-properties style:column-width="7.742cm"/>
    </style:style>
    <style:style style:name="Tabela1.1" style:family="table-row">
      <style:table-row-properties style:min-row-height="0.665cm" fo:keep-together="auto"/>
    </style:style>
    <style:style style:name="Tabela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1.2" style:family="table-row">
      <style:table-row-properties style:min-row-height="0.499cm" fo:keep-together="auto"/>
    </style:style>
    <style:style style:name="Tabela1.3" style:family="table-row">
      <style:table-row-properties style:min-row-height="0.6cm" fo:keep-together="auto"/>
    </style:style>
    <style:style style:name="Tabela1.A3" style:family="table-cell">
      <style:table-cell-properties style:vertical-align="middle" fo:padding-left="0.058cm" fo:padding-right="0cm" fo:padding-top="0cm" fo:padding-bottom="0cm" fo:border="0.5pt solid #999999"/>
    </style:style>
    <style:style style:name="Tabela1.B3" style:family="table-cell">
      <style:table-cell-properties style:vertical-align="middle" fo:padding-left="0.058cm" fo:padding-right="0cm" fo:padding-top="0cm" fo:padding-bottom="0cm" fo:border="0.5pt solid #999999"/>
    </style:style>
    <style:style style:name="Tabela1.C3" style:family="table-cell">
      <style:table-cell-properties style:vertical-align="middle" fo:padding-left="0.058cm" fo:padding-right="0cm" fo:padding-top="0cm" fo:padding-bottom="0cm" fo:border="0.5pt solid #999999"/>
    </style:style>
    <style:style style:name="Tabela1.D3" style:family="table-cell">
      <style:table-cell-properties style:vertical-align="middle" fo:padding-left="0.058cm" fo:padding-right="0cm" fo:padding-top="0cm" fo:padding-bottom="0cm" fo:border="0.5pt solid #999999"/>
    </style:style>
    <style:style style:name="Tabela2" style:family="table">
      <style:table-properties style:width="8.493cm" fo:margin-left="-0.018cm" fo:margin-top="0cm" fo:margin-bottom="0cm" table:align="left" style:writing-mode="lr-tb"/>
    </style:style>
    <style:style style:name="Tabela2.A" style:family="table-column">
      <style:table-column-properties style:column-width="2.078cm"/>
    </style:style>
    <style:style style:name="Tabela2.B" style:family="table-column">
      <style:table-column-properties style:column-width="1.692cm"/>
    </style:style>
    <style:style style:name="Tabela2.C" style:family="table-column">
      <style:table-column-properties style:column-width="2.559cm"/>
    </style:style>
    <style:style style:name="Tabela2.D" style:family="table-column">
      <style:table-column-properties style:column-width="2.164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="0.141cm" fo:border="1pt solid #a3a3a3"/>
    </style:style>
    <style:style style:name="Tabela2.B1" style:family="table-cell">
      <style:table-cell-properties fo:background-color="#00b050" fo:padding="0.141cm" fo:border="1pt solid #a3a3a3">
        <style:background-image/>
      </style:table-cell-properties>
    </style:style>
    <style:style style:name="Tabela2.C1" style:family="table-cell">
      <style:table-cell-properties fo:background-color="#ffff00" fo:padding="0.141cm" fo:border="1pt solid #a3a3a3">
        <style:background-image/>
      </style:table-cell-properties>
    </style:style>
    <style:style style:name="Tabela2.D1" style:family="table-cell">
      <style:table-cell-properties fo:background-color="#ff0000" fo:padding="0.141cm" fo:border="1pt solid #a3a3a3">
        <style:background-image/>
      </style:table-cell-properties>
    </style:style>
    <style:style style:name="Tabela5" style:family="table">
      <style:table-properties style:width="15.302cm" fo:margin-left="-0.058cm" fo:margin-top="0cm" fo:margin-bottom="0cm" table:align="left" style:writing-mode="lr-tb"/>
    </style:style>
    <style:style style:name="Tabela5.A" style:family="table-column">
      <style:table-column-properties style:column-width="4.299cm"/>
    </style:style>
    <style:style style:name="Tabela5.B" style:family="table-column">
      <style:table-column-properties style:column-width="8.251cm"/>
    </style:style>
    <style:style style:name="Tabela5.C" style:family="table-column">
      <style:table-column-properties style:column-width="2.752cm"/>
    </style:style>
    <style:style style:name="Tabela5.1" style:family="table-row">
      <style:table-row-properties style:min-row-height="0.665cm" fo:keep-together="auto"/>
    </style:style>
    <style:style style:name="Tabela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ela5.2" style:family="table-row">
      <style:table-row-properties style:min-row-height="0.499cm" fo:keep-together="auto"/>
    </style:style>
    <style:style style:name="Tabela5.3" style:family="table-row">
      <style:table-row-properties style:min-row-height="0.6cm" fo:keep-together="auto"/>
    </style:style>
    <style:style style:name="Tabela5.A3" style:family="table-cell">
      <style:table-cell-properties style:vertical-align="middle" fo:padding-left="0.058cm" fo:padding-right="0cm" fo:padding-top="0cm" fo:padding-bottom="0cm" fo:border="0.5pt solid #999999"/>
    </style:style>
    <style:style style:name="Tabela5.B3" style:family="table-cell">
      <style:table-cell-properties style:vertical-align="middle" fo:padding-left="0.058cm" fo:padding-right="0cm" fo:padding-top="0cm" fo:padding-bottom="0cm" fo:border="0.5pt solid #999999"/>
    </style:style>
    <style:style style:name="Tabela5.C3" style:family="table-cell">
      <style:table-cell-properties style:vertical-align="middle" fo:padding-left="0.058cm" fo:padding-right="0cm" fo:padding-top="0cm" fo:padding-bottom="0cm" fo:border="0.5pt solid #999999"/>
    </style:style>
    <style:style style:name="Tabela5.A4" style:family="table-cell">
      <style:table-cell-properties style:vertical-align="middle" fo:padding-left="0.058cm" fo:padding-right="0cm" fo:padding-top="0cm" fo:padding-bottom="0cm" fo:border="0.5pt solid #999999"/>
    </style:style>
    <style:style style:name="Tabela5.B4" style:family="table-cell">
      <style:table-cell-properties style:vertical-align="middle" fo:padding-left="0.058cm" fo:padding-right="0cm" fo:padding-top="0cm" fo:padding-bottom="0cm" fo:border="0.5pt solid #999999"/>
    </style:style>
    <style:style style:name="Tabela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2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3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4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paragraph-rsid="0012f74f"/>
    </style:style>
    <style:style style:name="P8" style:family="paragraph" style:parent-style-name="Heading_20_1" style:list-style-name="WWNum1"/>
    <style:style style:name="P9" style:family="paragraph" style:parent-style-name="Footer">
      <style:paragraph-properties fo:margin-top="0.212cm" fo:margin-bottom="0.212cm" loext:contextual-spacing="false"/>
      <style:text-properties fo:color="#244061"/>
    </style:style>
    <style:style style:name="P10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P11" style:family="paragraph" style:parent-style-name="Versões">
      <style:text-properties fo:font-weight="bold" style:font-weight-asian="bold"/>
    </style:style>
    <style:style style:name="P12" style:family="paragraph" style:parent-style-name="Versões">
      <style:text-properties officeooo:rsid="0012c505" officeooo:paragraph-rsid="0012c505"/>
    </style:style>
    <style:style style:name="P13" style:family="paragraph" style:parent-style-name="Versões">
      <style:text-properties officeooo:rsid="0012f74f" officeooo:paragraph-rsid="0012f74f"/>
    </style:style>
    <style:style style:name="P14" style:family="paragraph" style:parent-style-name="List_20_Paragraph" style:list-style-name="WWNum3"/>
    <style:style style:name="P15" style:family="paragraph" style:parent-style-name="List_20_Paragraph" style:list-style-name="WWNum4"/>
    <style:style style:name="T1" style:family="text">
      <style:text-properties fo:color="#244061"/>
    </style:style>
    <style:style style:name="T2" style:family="text">
      <style:text-properties style:font-name="Calibri" fo:language="en" fo:country="US"/>
    </style:style>
    <style:style style:name="T3" style:family="text">
      <style:text-properties text:display="true"/>
    </style:style>
    <style:style style:name="T4" style:family="text">
      <style:text-properties officeooo:rsid="0012c505"/>
    </style:style>
    <style:style style:name="T5" style:family="text">
      <style:text-properties officeooo:rsid="0012f74f"/>
    </style:style>
    <style:style style:name="T6" style:family="text">
      <style:text-properties officeooo:rsid="00137a72"/>
    </style:style>
    <style:style style:name="T7" style:family="text">
      <style:text-properties officeooo:rsid="001515da"/>
    </style:style>
    <style:style style:name="T8" style:family="text">
      <style:text-properties officeooo:rsid="0016b1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1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Autor</text:p>
          </table:table-cell>
          <table:table-cell table:style-name="Tabela1.A1" office:value-type="string">
            <text:p text:style-name="P11">Notas da Revisão</text:p>
          </table:table-cell>
        </table:table-row>
        <table:table-row table:style-name="Tabela1.3">
          <table:table-cell table:style-name="Tabela1.A3" office:value-type="string">
            <text:p text:style-name="P12">1.<text:span text:style-name="T5">0</text:span></text:p>
          </table:table-cell>
          <table:table-cell table:style-name="Tabela1.B3" office:value-type="string">
            <text:p text:style-name="P12">31/08/16</text:p>
          </table:table-cell>
          <table:table-cell table:style-name="Tabela1.C3" office:value-type="string">
            <text:p text:style-name="P12">Nelson</text:p>
          </table:table-cell>
          <table:table-cell table:style-name="Tabela1.D3" office:value-type="string">
            <text:p text:style-name="P13">Foi descrito a Organização do Projeto e <text:s/>Matriz de Responsabilidade, além de começar a descrever os objetivos do documento. <text:span text:style-name="T8">Foi descrito possíveis riscos e problemas, além da gestão da comunicação.</text:span></text:p>
          </table:table-cell>
        </table:table-row>
      </table:table>
      <text:p text:style-name="Standard"/>
      <text:p text:style-name="Standard"/>
      <text:p text:style-name="TOC_20_Heading">Sumário</text:p>
      <text:table-of-content text:style-name="Sect1" text:protected="true" text:name="Índice remissiv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4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4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4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4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4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4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4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1051762849950320998" text:style-name="WWNum1">
        <text:list-item>
          <text:h text:style-name="P8" text:outline-level="1"><text:bookmark-start text:name="_Toc427092159"/>Objetivos deste documento<text:bookmark-end text:name="_Toc427092159"/></text:h>
        </text:list-item>
      </text:list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202925518801675" text:continue-numbering="true" text:style-name="WWNum1">
        <text:list-item>
          <text:h text:style-name="P8" text:outline-level="1"><text:bookmark-start text:name="_Toc427092160"/><text:bookmark-start text:name="_Toc383330992"/>Linha de base do Escopo do Projeto<text:bookmark-end text:name="_Toc427092160"/><text:bookmark-end text:name="_Toc383330992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7626984297017066276" text:style-name="WWNum3">
        <text:list-item>
          <text:p text:style-name="P14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4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4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6501378015845027839" text:style-name="WWNum4">
        <text:list-item>
          <text:p text:style-name="P15">Situação atual e justificativa do projeto;</text:p>
        </text:list-item>
        <text:list-item>
          <text:p text:style-name="P15">Objetivos SMART e critérios de sucesso do projeto;</text:p>
        </text:list-item>
        <text:list-item>
          <text:p text:style-name="P15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5"><text:soft-page-break/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202923882985400" text:continue-list="list202925518801675" text:style-name="WWNum1">
        <text:list-item>
          <text:h text:style-name="P8" text:outline-level="1"><text:bookmark-start text:name="_Toc427092161"/>Organização do Projeto e Matriz de Responsabilidade<text:bookmark-end text:name="_Toc427092161"/></text:h>
        </text:list-item>
      </text:list>
      <text:p text:style-name="P7"><text:span text:style-name="T5"><text:tab/>O projeto tem 4 membros, onde entre eles há o diretor, analista, programador e o testador.</text:span></text:p>
      <text:p text:style-name="P7"><text:tab/><text:span text:style-name="T5">O gerente tem a responsabilidade de gerenciar o projeto e comunicar-se com o cliente.</text:span></text:p>
      <text:p text:style-name="P7"><text:tab/><text:span text:style-name="T5">O analista deve estudar os requisitos do projeto e estruturar como será desenvolvido o sistema.</text:span></text:p>
      <text:p text:style-name="P7"><text:tab/><text:span text:style-name="T5">O programador tem a responsabilidade pela criação do sistema, baseado nos requisitos levantados.</text:span></text:p>
      <text:p text:style-name="P7"><text:tab/><text:span text:style-name="T5">O testador tem a responsabilidade de testar o sistema e conferir se o mesmo está cobrindo todos os requisitos solicidado.</text:span></text:p>
      <text:p text:style-name="Standard"/>
      <text:p text:style-name="Standard"/>
      <text:list xml:id="list202924081749543" text:continue-numbering="true" text:style-name="WWNum1">
        <text:list-item>
          <text:h text:style-name="P8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02924315257079" text:continue-numbering="true" text:style-name="WWNum1">
        <text:list-item>
          <text:h text:style-name="P8" text:outline-level="1"><text:bookmark-start text:name="_Toc427092163"/><text:bookmark-start text:name="_Toc383330999"/>Como será medido o Progresso do Projeto<text:bookmark-end text:name="_Toc427092163"/><text:bookmark-end text:name="_Toc383330999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Standard">Indicador</text:p>
          </table:table-cell>
          <table:table-cell table:style-name="Tabela2.B1" office:value-type="string">
            <text:p text:style-name="P5">Verde</text:p>
          </table:table-cell>
          <table:table-cell table:style-name="Tabela2.C1" office:value-type="string">
            <text:p text:style-name="Standard">Amarelo</text:p>
          </table:table-cell>
          <table:table-cell table:style-name="Tabela2.D1" office:value-type="string">
            <text:p text:style-name="Standard">Vermelho</text:p>
          </table:table-cell>
        </table:table-row>
        <table:table-row table:style-name="Tabela2.1">
          <table:table-cell table:style-name="Tabela2.A1" office:value-type="string">
            <text:p text:style-name="P5">S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  <table:table-row table:style-name="Tabela2.1">
          <table:table-cell table:style-name="Tabela2.A1" office:value-type="string">
            <text:p text:style-name="P5">CPI</text:p>
          </table:table-cell>
          <table:table-cell table:style-name="Tabela2.A1" office:value-type="string">
            <text:p text:style-name="P5">&gt;= 1.0</text:p>
          </table:table-cell>
          <table:table-cell table:style-name="Tabela2.A1" office:value-type="string">
            <text:p text:style-name="P5">&gt;= 0.9 &lt; 1.0</text:p>
          </table:table-cell>
          <table:table-cell table:style-name="Tabela2.A1" office:value-type="string">
            <text:p text:style-name="P5">&lt; 0.9</text:p>
          </table:table-cell>
        </table:table-row>
      </table:table>
      <text:p text:style-name="P5"> 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02923762545758" text:continue-numbering="true" text:style-name="WWNum1">
        <text:list-item>
          <text:h text:style-name="P8" text:outline-level="1"><text:bookmark-start text:name="_Toc427092164"/><text:soft-page-break/>Gestão de Riscos e Problemas<text:bookmark-end text:name="_Toc427092164"/></text:h>
        </text:list-item>
      </text:list>
      <text:p text:style-name="Standard">- <text:span text:style-name="T7">Desistência de algum membro.</text:span></text:p>
      <text:p text:style-name="Standard">- <text:span text:style-name="T7">Problemas com a ferramenta de desenvolvimento.</text:span></text:p>
      <text:p text:style-name="Standard"><text:tab/></text:p>
      <text:p text:style-name="Standard"/>
      <text:list xml:id="list202924581582790" text:continue-numbering="true" text:style-name="WWNum1">
        <text:list-item>
          <text:h text:style-name="P8" text:outline-level="1"><text:bookmark-start text:name="_Toc427092165"/>Gestão da Comunicação<text:bookmark-end text:name="_Toc427092165"/></text:h>
        </text:list-item>
      </text:list>
      <text:p text:style-name="Comments"/>
      <text:p text:style-name="Standard"><text:tab/><text:span text:style-name="T6">A comunicação e o controle de versionamento e tarefas serão realizado através do GitHub.</text:span></text:p>
      <text:p text:style-name="Standard"/>
      <text:p text:style-name="Standard"/>
      <text:list xml:id="list202924804208529" text:continue-numbering="true" text:style-name="WWNum1">
        <text:list-item>
          <text:h text:style-name="P8" text:outline-level="1"><text:bookmark-start text:name="_Toc427092166"/><text:bookmark-start text:name="_Toc383331000"/>Gestão de mudança de Escopo<text:bookmark-end text:name="_Toc427092166"/><text:bookmark-end text:name="_Toc383331000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6">Aprovações</text:p>
          </table:table-cell>
          <table:covered-table-cell/>
          <table:covered-table-cell/>
        </table:table-row>
        <table:table-row table:style-name="Tabela5.2">
          <table:table-cell table:style-name="Tabela5.A1" office:value-type="string">
            <text:p text:style-name="P6">Participante</text:p>
          </table:table-cell>
          <table:table-cell table:style-name="Tabela5.A1" office:value-type="string">
            <text:p text:style-name="P6">Assinatura</text:p>
          </table:table-cell>
          <table:table-cell table:style-name="Tabela5.A1" office:value-type="string">
            <text:p text:style-name="P6">Data</text:p>
          </table:table-cell>
        </table:table-row>
        <table:table-row table:style-name="Tabela5.3">
          <table:table-cell table:style-name="Tabela5.A3" office:value-type="string">
            <text:p text:style-name="Table">Patrocinador do Projeto</text:p>
          </table:table-cell>
          <table:table-cell table:style-name="Tabela5.B3" office:value-type="string">
            <text:p text:style-name="Standard"/>
          </table:table-cell>
          <table:table-cell table:style-name="Tabela5.C3" office:value-type="string">
            <text:p text:style-name="Standard"/>
          </table:table-cell>
        </table:table-row>
        <table:table-row table:style-name="Tabela5.3">
          <table:table-cell table:style-name="Tabela5.A4" office:value-type="string">
            <text:p text:style-name="Table">Gerente do Projeto</text:p>
          </table:table-cell>
          <table:table-cell table:style-name="Tabela5.B4" office:value-type="string">
            <text:p text:style-name="Standard"/>
          </table:table-cell>
          <table:table-cell table:style-name="Tabela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" style:family="paragraph" style:parent-style-name="Standard" style:default-outline-level="" style:class="extra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-0.018cm" style:letter-kerning="true" style:font-name-asian="Calibri1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4.901cm" fo:margin-top="0cm" fo:margin-bottom="0cm" table:align="center" style:writing-mode="lr-tb"/>
    </style:style>
    <style:style style:name="Tabela3.A" style:family="table-column">
      <style:table-column-properties style:column-width="11.451cm"/>
    </style:style>
    <style:style style:name="Tabela3.B" style:family="table-column">
      <style:table-column-properties style:column-width="3.45cm"/>
    </style:style>
    <style:style style:name="Tabela3.1" style:family="table-row">
      <style:table-row-properties style:min-row-height="1cm" fo:keep-together="auto"/>
    </style:style>
    <style:style style:name="Tabela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4" style:family="table">
      <style:table-properties style:width="16.265cm" fo:margin-top="0cm" fo:margin-bottom="0cm" table:align="center" style:writing-mode="lr-tb"/>
    </style:style>
    <style:style style:name="Tabela4.A" style:family="table-column">
      <style:table-column-properties style:column-width="6.911cm"/>
    </style:style>
    <style:style style:name="Tabela4.B" style:family="table-column">
      <style:table-column-properties style:column-width="9.35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ela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1pt" style:font-name-asian="Times1" style:font-size-asian="11pt" style:language-asian="pt" style:country-asian="BR" style:font-name-complex="Times New Roman1" style:font-size-complex="11pt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Footer">
      <style:paragraph-properties fo:margin-top="0.212cm" fo:margin-bottom="0.212cm" loext:contextual-spacing="false"/>
      <style:text-properties fo:color="#244061"/>
    </style:style>
    <style:style style:name="MP5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officeooo:rsid="0012c505"/>
    </style:style>
    <style:style style:name="MT2" style:family="text">
      <style:text-properties fo:color="#244061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text:title>Plano de gerenciamento do projeto</text:title> <text:span text:style-name="MT1">PGP_01</text:span></text:p>
            </table:table-cell>
            <table:table-cell table:style-name="Tabela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2D9B4AD4C47EF914.jpg" xlink:type="simple" xlink:show="embed" xlink:actuate="onLoad"/></draw:frame></text:p>
            </table:table-cell>
          </table:table-row>
          <table:table-row table:style-name="Tabela3.1">
            <table:table-cell table:style-name="Tabela3.A1" office:value-type="string">
              <text:p text:style-name="MP3"><text:subject>Nome do Projeto</text:subject> <text:span text:style-name="MT1">Sistema Web CVLattes</text:span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4"><text:file-name text:display="name-and-extension">PGP_01.odt</text:file-name></text:p>
            </table:table-cell>
            <table:table-cell table:style-name="Tabela4.A1" office:value-type="string">
              <text:p text:style-name="MP5"><text:span text:style-name="MT2">Página </text:span><text:span text:style-name="MT2"><text:page-number text:select-page="current">3</text:page-number></text:span><text:span text:style-name="MT2"> de </text:span><text:span text:style-name="MT2"><text:page-count>3</text:page-count></text:span></text:p>
            </table:table-cell>
          </table:table-row>
          <table:table-row table:style-name="Tabela4.1">
            <table:table-cell table:style-name="Tabela4.A2" office:value-type="string">
              <text:p text:style-name="MP4">PMO Escritório de Projetos</text:p>
            </table:table-cell>
            <table:table-cell table:style-name="Tabela4.A2" office:value-type="string">
              <text:p text:style-name="MP5"><text:a xlink:type="simple" xlink:href="http://escritoriodeprojetos.com.br/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meta:editing-cycles>55</meta:editing-cycles>
    <meta:creation-date>2011-07-14T01:57:00</meta:creation-date>
    <dc:date>2016-08-31T20:29:23.511274527</dc:date>
    <meta:editing-duration>PT21H1M49S</meta:editing-duration>
    <meta:generator>LibreOffice/5.1.4.2$Linux_X86_64 LibreOffice_project/10m0$Build-2</meta:generator>
    <meta:document-statistic meta:table-count="5" meta:image-count="1" meta:object-count="0" meta:page-count="3" meta:paragraph-count="88" meta:word-count="647" meta:character-count="3869" meta:non-whitespace-character-count="3308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